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0493c"/>
    </style:style>
    <style:style style:name="P2" style:family="paragraph" style:parent-style-name="Preformatted_20_Text">
      <style:text-properties officeooo:paragraph-rsid="0010a0de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08"/>&lt;option value="75" <text:s/>&gt;Agences de voyage &lt;/option&gt;</text:p>
      <text:p text:style-name="Preformatted_20_Text"><text:s text:c="224"/>&lt;option value="1" <text:s/>&gt;Agences immobilières et administrateurs de biens &lt;/option&gt;</text:p>
      <text:p text:style-name="P2"><text:s text:c="224"/>&lt;option value="2" <text:s/>&gt;Alimentation générale, supermarchés, produits bio, produits surgelés &lt;/option&gt;</text:p>
      <text:p text:style-name="Preformatted_20_Text"><text:s text:c="224"/>&lt;option value="3" <text:s/>&gt;Animalerie &lt;/option&gt;</text:p>
      <text:p text:style-name="Preformatted_20_Text"><text:s text:c="224"/>&lt;option value="4" <text:s/>&gt;Antiquités, brocantes &lt;/option&gt;</text:p>
      <text:p text:style-name="Preformatted_20_Text"><text:s text:c="224"/>&lt;option value="5" <text:s/>&gt;Articles de sport &lt;/option&gt;</text:p>
      <text:p text:style-name="P2"><text:s text:c="224"/>&lt;option value="6" <text:s/>&gt;Assurances &lt;/option&gt;</text:p>
      <text:p text:style-name="P2"><text:s text:c="224"/>&lt;option value="86" <text:s/>&gt;Audioprothésiste &lt;/option&gt;</text:p>
      <text:p text:style-name="Preformatted_20_Text"><text:s text:c="224"/>&lt;option value="7" <text:s/>&gt;Auto écoles &lt;/option&gt;</text:p>
      <text:p text:style-name="Preformatted_20_Text"><text:s text:c="224"/>&lt;option value="8" <text:s/>&gt;Banques &lt;/option&gt;</text:p>
      <text:p text:style-name="Preformatted_20_Text"><text:s text:c="224"/>&lt;option value="9" <text:s/>&gt;Bijoutiers - horlogers &lt;/option&gt;</text:p>
      <text:p text:style-name="Preformatted_20_Text"><text:s text:c="224"/>&lt;option value="10" <text:s/>&gt;Bouchers, charcutiers, traiteurs &lt;/option&gt;</text:p>
      <text:p text:style-name="Preformatted_20_Text"><text:s text:c="224"/>&lt;option value="11" <text:s/>&gt;Boulangers &lt;/option&gt;</text:p>
      <text:p text:style-name="Preformatted_20_Text"><text:s text:c="224"/>&lt;option value="12" <text:s/>&gt;Bouquinistes &lt;/option&gt;</text:p>
      <text:p text:style-name="Preformatted_20_Text"><text:s text:c="224"/>&lt;option value="13" <text:s/>&gt;Bricolage, jardinage, quincaillerie &lt;/option&gt;</text:p>
      <text:p text:style-name="Preformatted_20_Text"><text:s text:c="224"/>&lt;option value="14" <text:s/>&gt;Charcutier - Traiteur &lt;/option&gt;</text:p>
      <text:p text:style-name="Preformatted_20_Text"><text:s text:c="224"/>&lt;option value="15" <text:s/>&gt;Chaussures &lt;/option&gt;</text:p>
      <text:p text:style-name="Preformatted_20_Text"><text:s text:c="224"/>&lt;option value="83" <text:s/>&gt;Cigarettes électroniques &lt;/option&gt;</text:p>
      <text:p text:style-name="Preformatted_20_Text"><text:s text:c="224"/>&lt;option value="16" <text:s/>&gt;Coiffeurs &lt;/option&gt;</text:p>
      <text:p text:style-name="P2"><text:s text:c="224"/>&lt;option value="85" <text:s/>&gt;Conciergerie &lt;/option&gt;</text:p>
      <text:p text:style-name="P2"><text:s text:c="224"/>&lt;option value="17" <text:s/>&gt;Cordonniers, clé minute &lt;/option&gt;</text:p>
      <text:p text:style-name="Preformatted_20_Text"><text:s text:c="224"/>&lt;option value="18" <text:s/>&gt;Coursiers &lt;/option&gt;</text:p>
      <text:p text:style-name="Preformatted_20_Text"><text:s text:c="224"/>&lt;option value="19" <text:s/>&gt;Crémier, fromager &lt;/option&gt;</text:p>
      <text:p text:style-name="Preformatted_20_Text"><text:s text:c="224"/>&lt;option value="20" <text:s/>&gt;Crêperie - salon de thé &lt;/option&gt;</text:p>
      <text:p text:style-name="Preformatted_20_Text"><text:s text:c="224"/>&lt;option value="21" <text:s/>&gt;Cuisine Traditionnelle &lt;/option&gt;</text:p>
      <text:p text:style-name="Preformatted_20_Text"><text:s text:c="224"/>&lt;option value="23" <text:s/>&gt;Cycles, motocycles &lt;/option&gt;</text:p>
      <text:p text:style-name="Preformatted_20_Text"><text:s text:c="224"/>&lt;option value="24" <text:s/>&gt;Décoration, arts de la table, cadeaux &lt;/option&gt;</text:p>
      <text:p text:style-name="Preformatted_20_Text"><text:s text:c="224"/>&lt;option value="80" <text:s/>&gt;Déménagement &lt;/option&gt;</text:p>
      <text:p text:style-name="Preformatted_20_Text"><text:s text:c="224"/>&lt;option value="79" <text:s/>&gt;Ebénistes - Menuisiers &lt;/option&gt;</text:p>
      <text:p text:style-name="Preformatted_20_Text"><text:s text:c="224"/>&lt;option value="26" <text:s/>&gt;Electroménager, TV, Hifi (vente et dépannage) &lt;/option&gt;</text:p>
      <text:p text:style-name="Preformatted_20_Text"><text:s text:c="224"/>&lt;option value="27" <text:s/>&gt;Encadrement &lt;/option&gt;</text:p>
      <text:p text:style-name="Preformatted_20_Text"><text:soft-page-break/><text:s text:c="224"/>&lt;option value="25" <text:s/>&gt;Fêtes et Déguisements &lt;/option&gt;</text:p>
      <text:p text:style-name="Preformatted_20_Text"><text:s text:c="224"/>&lt;option value="28" <text:s/>&gt;Fleuristes &lt;/option&gt;</text:p>
      <text:p text:style-name="Preformatted_20_Text"><text:s text:c="224"/>&lt;option value="29" <text:s/>&gt;Garages, carrosserie, concessionnaires &lt;/option&gt;</text:p>
      <text:p text:style-name="Preformatted_20_Text"><text:s text:c="224"/>&lt;option value="30" <text:s/>&gt;Hôtels &lt;/option&gt;</text:p>
      <text:p text:style-name="Preformatted_20_Text"><text:s text:c="224"/>&lt;option value="31" <text:s/>&gt;Hôtels-restaurants &lt;/option&gt;</text:p>
      <text:p text:style-name="Preformatted_20_Text"><text:s text:c="224"/>&lt;option value="32" <text:s/>&gt;Imprimeries, reprographie &lt;/option&gt;</text:p>
      <text:p text:style-name="Preformatted_20_Text"><text:s text:c="224"/>&lt;option value="33" <text:s/>&gt;Informatique &lt;/option&gt;</text:p>
      <text:p text:style-name="Preformatted_20_Text"><text:s text:c="224"/>&lt;option value="34" <text:s/>&gt;Instituts de beauté, remise en forme &lt;/option&gt;</text:p>
      <text:p text:style-name="Preformatted_20_Text"><text:s text:c="224"/>&lt;option value="35" <text:s/>&gt;Instruments de musique &lt;/option&gt;</text:p>
      <text:p text:style-name="Preformatted_20_Text"><text:s text:c="224"/>&lt;option value="36" <text:s/>&gt;Jeux, jouets, modélisme &lt;/option&gt;</text:p>
      <text:p text:style-name="Preformatted_20_Text"><text:s text:c="224"/>&lt;option value="37" <text:s/>&gt;Librairies, papeterie, presse &lt;/option&gt;</text:p>
      <text:p text:style-name="Preformatted_20_Text"><text:s text:c="224"/>&lt;option value="38" <text:s/>&gt;Lingerie &lt;/option&gt;</text:p>
      <text:p text:style-name="Preformatted_20_Text"><text:s text:c="224"/>&lt;option value="82" <text:s/>&gt;Livraison à domicile &lt;/option&gt;</text:p>
      <text:p text:style-name="Preformatted_20_Text"><text:s text:c="224"/>&lt;option value="81" <text:s/>&gt;Livraison en entreprise &lt;/option&gt;</text:p>
      <text:p text:style-name="Preformatted_20_Text"><text:s text:c="224"/>&lt;option value="39" <text:s/>&gt;Location de véhicules &lt;/option&gt;</text:p>
      <text:p text:style-name="Preformatted_20_Text"><text:s text:c="224"/>&lt;option value="40" <text:s/>&gt;Location video &lt;/option&gt;</text:p>
      <text:p text:style-name="Preformatted_20_Text"><text:s text:c="224"/>&lt;option value="41" <text:s/>&gt;Loisirs &lt;/option&gt;</text:p>
      <text:p text:style-name="Preformatted_20_Text"><text:s text:c="224"/>&lt;option value="42" <text:s/>&gt;Maroquinerie &lt;/option&gt;</text:p>
      <text:p text:style-name="Preformatted_20_Text"><text:s text:c="224"/>&lt;option value="76" <text:s/>&gt;Mercerie &lt;/option&gt;</text:p>
      <text:p text:style-name="Preformatted_20_Text"><text:s text:c="224"/>&lt;option value="43" <text:s/>&gt;Meubles &lt;/option&gt;</text:p>
      <text:p text:style-name="Preformatted_20_Text"><text:s text:c="224"/>&lt;option value="44" <text:s/>&gt;Miroiteries &lt;/option&gt;</text:p>
      <text:p text:style-name="Preformatted_20_Text"><text:s text:c="224"/>&lt;option value="87" <text:s/>&gt;Nutrition &lt;/option&gt;</text:p>
      <text:p text:style-name="Preformatted_20_Text"><text:s text:c="224"/>&lt;option value="45" <text:s/>&gt;Opticiens &lt;/option&gt;</text:p>
      <text:p text:style-name="Preformatted_20_Text"><text:s text:c="224"/>&lt;option value="46" <text:s/>&gt;Parfumerie &lt;/option&gt;</text:p>
      <text:p text:style-name="Preformatted_20_Text"><text:s text:c="224"/>&lt;option value="47" <text:s/>&gt;Paysagistes, espaces verts &lt;/option&gt;</text:p>
      <text:p text:style-name="Preformatted_20_Text"><text:s text:c="224"/>&lt;option value="54" <text:s/>&gt;Pâtissiers, confiseurs, chocolatiers &lt;/option&gt;</text:p>
      <text:p text:style-name="Preformatted_20_Text"><text:s text:c="224"/>&lt;option value="92" <text:s/>&gt;Pharmacie &lt;/option&gt;</text:p>
      <text:p text:style-name="Preformatted_20_Text"><text:s text:c="224"/>&lt;option value="48" <text:s/>&gt;Photographes, travaux photograhiques &lt;/option&gt;</text:p>
      <text:p text:style-name="P1"><text:s text:c="224"/>&lt;option value="91" <text:s/>&gt;Plomberie &lt;/option&gt;</text:p>
      <text:p text:style-name="Preformatted_20_Text"><text:s text:c="224"/>&lt;option value="49" <text:s/>&gt;Poissonniers &lt;/option&gt;</text:p>
      <text:p text:style-name="Preformatted_20_Text"><text:s text:c="224"/>&lt;option value="50" <text:s/>&gt;Pompes funèbres, marbrerie &lt;/option&gt;</text:p>
      <text:p text:style-name="Preformatted_20_Text"><text:s text:c="224"/>&lt;option value="53" <text:s/>&gt;Prêt-à-porter &lt;/option&gt;</text:p>
      <text:p text:style-name="Preformatted_20_Text"><text:soft-page-break/><text:s text:c="224"/>&lt;option value="51" <text:s/>&gt;Pressing, teinturerie, repassage &lt;/option&gt;</text:p>
      <text:p text:style-name="Preformatted_20_Text"><text:s text:c="224"/>&lt;option value="52" <text:s/>&gt;Primeurs &lt;/option&gt;</text:p>
      <text:p text:style-name="Preformatted_20_Text"><text:s text:c="224"/>&lt;option value="90" <text:s/>&gt;Profession paramédicale &lt;/option&gt;</text:p>
      <text:p text:style-name="Preformatted_20_Text"><text:s text:c="224"/>&lt;option value="78" <text:s/>&gt;Puériculture &lt;/option&gt;</text:p>
      <text:p text:style-name="Preformatted_20_Text"><text:s text:c="224"/>&lt;option value="88" <text:s/>&gt;Rénovation d'intérieur &lt;/option&gt;</text:p>
      <text:p text:style-name="Preformatted_20_Text"><text:s text:c="224"/>&lt;option value="55" <text:s/>&gt;Restaurants, brasseries, cafés &lt;/option&gt;</text:p>
      <text:p text:style-name="Preformatted_20_Text"><text:s text:c="224"/>&lt;option value="56" <text:s/>&gt;Restauration rapide &lt;/option&gt;</text:p>
      <text:p text:style-name="Preformatted_20_Text"><text:s text:c="224"/>&lt;option value="89" <text:s/>&gt;Salle de sport &lt;/option&gt;</text:p>
      <text:p text:style-name="Preformatted_20_Text"><text:s text:c="224"/>&lt;option value="58" <text:s/>&gt;Serruriers &lt;/option&gt;</text:p>
      <text:p text:style-name="Preformatted_20_Text"><text:s text:c="224"/>&lt;option value="59" <text:s/>&gt;Services à la personne &lt;/option&gt;</text:p>
      <text:p text:style-name="Preformatted_20_Text"><text:s text:c="224"/>&lt;option value="60" <text:s/>&gt;Spécialités asiatiques &lt;/option&gt;</text:p>
      <text:p text:style-name="Preformatted_20_Text"><text:s text:c="224"/>&lt;option value="62" <text:s/>&gt;Spécialités franco orientales &lt;/option&gt;</text:p>
      <text:p text:style-name="Preformatted_20_Text"><text:s text:c="224"/>&lt;option value="63" <text:s/>&gt;Spécialités franco-italiennes &lt;/option&gt;</text:p>
      <text:p text:style-name="Preformatted_20_Text"><text:s text:c="224"/>&lt;option value="64" <text:s/>&gt;Spécialités indiennes &lt;/option&gt;</text:p>
      <text:p text:style-name="Preformatted_20_Text"><text:s text:c="224"/>&lt;option value="65" <text:s/>&gt;Spécialités japonaises &lt;/option&gt;</text:p>
      <text:p text:style-name="Preformatted_20_Text"><text:s text:c="224"/>&lt;option value="77" <text:s/>&gt;Spécialités polonaises &lt;/option&gt;</text:p>
      <text:p text:style-name="Preformatted_20_Text"><text:s text:c="224"/>&lt;option value="66" <text:s/>&gt;Stations services &lt;/option&gt;</text:p>
      <text:p text:style-name="Preformatted_20_Text"><text:s text:c="224"/>&lt;option value="67" <text:s/>&gt;Tabacs &lt;/option&gt;</text:p>
      <text:p text:style-name="Preformatted_20_Text"><text:s text:c="224"/>&lt;option value="68" <text:s/>&gt;Tailleurs, retouches &lt;/option&gt;</text:p>
      <text:p text:style-name="Preformatted_20_Text"><text:s text:c="224"/>&lt;option value="69" <text:s/>&gt;Tapissiers décorateurs &lt;/option&gt;</text:p>
      <text:p text:style-name="Preformatted_20_Text"><text:s text:c="224"/>&lt;option value="73" <text:s/>&gt;Téléphonie &lt;/option&gt;</text:p>
      <text:p text:style-name="Preformatted_20_Text"><text:s text:c="224"/>&lt;option value="70" <text:s/>&gt;Toiletteurs canins &lt;/option&gt;</text:p>
      <text:p text:style-name="Preformatted_20_Text"><text:s text:c="224"/>&lt;option value="71" <text:s/>&gt;Traiteurs et organisation de réceptions &lt;/option&gt;</text:p>
      <text:p text:style-name="Preformatted_20_Text"><text:s text:c="224"/>&lt;option value="72" <text:s/>&gt;Travaux liés au bâtiment &lt;/option&gt;</text:p>
      <text:p text:style-name="P3"><text:s text:c="224"/>&lt;option value="74" <text:s/>&gt;Vins et spiritueux &lt;/option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1:20:56.084000000</meta:creation-date>
    <dc:date>2018-09-26T11:33:04.059000000</dc:date>
    <meta:editing-duration>PT2M7S</meta:editing-duration>
    <meta:editing-cycles>1</meta:editing-cycles>
    <meta:document-statistic meta:table-count="0" meta:image-count="0" meta:object-count="0" meta:page-count="3" meta:paragraph-count="88" meta:word-count="462" meta:character-count="24143" meta:non-whitespace-character-count="3985"/>
    <meta:generator>LibreOffice/6.0.6.2$Windows_X86_64 LibreOffice_project/0c292870b25a325b5ed35f6b45599d2ea4458e77</meta:generator>
  </office:meta>
</office:document-meta>
</file>